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1ce7ca" officeooo:paragraph-rsid="001ce7ca" style:font-weight-asian="bold" style:font-weight-complex="bold"/>
    </style:style>
    <style:style style:name="P2" style:family="paragraph" style:parent-style-name="Standard">
      <style:paragraph-properties fo:text-align="center" style:justify-single-word="false"/>
      <style:text-properties fo:font-weight="bold" officeooo:rsid="001ce7ca" officeooo:paragraph-rsid="002507ed" style:font-weight-asian="bold" style:font-weight-complex="bold"/>
    </style:style>
    <style:style style:name="P3" style:family="paragraph" style:parent-style-name="Standard">
      <style:text-properties fo:font-weight="bold" officeooo:rsid="00218f65" officeooo:paragraph-rsid="00218f65" style:font-weight-asian="bold" style:font-weight-complex="bold"/>
    </style:style>
    <style:style style:name="P4" style:family="paragraph" style:parent-style-name="Standard">
      <style:text-properties fo:font-size="6pt" officeooo:rsid="001ce7ca" officeooo:paragraph-rsid="001ce7ca" style:font-size-asian="5.25pt" style:font-size-complex="6pt"/>
    </style:style>
    <style:style style:name="P5" style:family="paragraph" style:parent-style-name="Table_20_Contents">
      <style:paragraph-properties fo:text-align="center" style:justify-single-word="false"/>
      <style:text-properties officeooo:rsid="001ce7ca" officeooo:paragraph-rsid="001ce7ca"/>
    </style:style>
    <style:style style:name="P6" style:family="paragraph" style:parent-style-name="Table_20_Contents">
      <style:text-properties officeooo:rsid="00203009" officeooo:paragraph-rsid="00203009"/>
    </style:style>
    <style:style style:name="P7" style:family="paragraph" style:parent-style-name="Table_20_Contents">
      <style:paragraph-properties fo:text-align="center" style:justify-single-word="false"/>
      <style:text-properties officeooo:rsid="00218f65" officeooo:paragraph-rsid="00218f65"/>
    </style:style>
    <style:style style:name="P8" style:family="paragraph" style:parent-style-name="Table_20_Contents">
      <style:paragraph-properties fo:text-align="center" style:justify-single-word="false"/>
      <style:text-properties fo:font-weight="bold" officeooo:rsid="00218f65" officeooo:paragraph-rsid="00218f65" style:font-weight-asian="bold" style:font-weight-complex="bold"/>
    </style:style>
    <style:style style:name="P9" style:family="paragraph" style:parent-style-name="Text_20_body">
      <style:text-properties officeooo:rsid="001ce7ca"/>
    </style:style>
    <style:style style:name="P10" style:family="paragraph" style:parent-style-name="Standard">
      <style:paragraph-properties fo:text-align="justify" style:justify-single-word="false"/>
      <style:text-properties officeooo:rsid="001ce7ca" officeooo:paragraph-rsid="001ce7ca"/>
    </style:style>
    <style:style style:name="P11" style:family="paragraph" style:parent-style-name="Standard">
      <style:paragraph-properties fo:text-align="justify" style:justify-single-word="false"/>
      <style:text-properties officeooo:rsid="001ce7ca" officeooo:paragraph-rsid="0027f70e"/>
    </style:style>
    <style:style style:name="P12" style:family="paragraph" style:parent-style-name="Standard">
      <style:paragraph-properties fo:text-align="justify" style:justify-single-word="false"/>
      <style:text-properties officeooo:rsid="0027f70e" officeooo:paragraph-rsid="0027f70e"/>
    </style:style>
    <style:style style:name="P13" style:family="paragraph" style:parent-style-name="Standard">
      <style:paragraph-properties fo:text-align="justify" style:justify-single-word="false"/>
      <style:text-properties officeooo:rsid="001e72af" officeooo:paragraph-rsid="001e72af"/>
    </style:style>
    <style:style style:name="P14" style:family="paragraph" style:parent-style-name="Standard">
      <style:text-properties fo:font-size="6pt" officeooo:rsid="001ce7ca" officeooo:paragraph-rsid="001ce7ca" style:font-size-asian="5.25pt" style:font-size-complex="6pt"/>
    </style:style>
    <style:style style:name="P15" style:family="paragraph" style:parent-style-name="Standard">
      <style:paragraph-properties fo:text-align="justify" style:justify-single-word="false"/>
      <style:text-properties fo:font-size="6pt" officeooo:rsid="001ce7ca" officeooo:paragraph-rsid="001ce7ca" style:font-size-asian="5.25pt" style:font-size-complex="6pt"/>
    </style:style>
    <style:style style:name="P16" style:family="paragraph" style:parent-style-name="Standard">
      <style:text-properties fo:font-size="6pt" officeooo:rsid="00218f65" officeooo:paragraph-rsid="00218f65" style:font-size-asian="5.25pt" style:font-size-complex="6pt"/>
    </style:style>
    <style:style style:name="P17" style:family="paragraph" style:parent-style-name="Standard">
      <style:paragraph-properties fo:text-align="justify" style:justify-single-word="false"/>
      <style:text-properties fo:font-size="6pt" officeooo:rsid="001e72af" officeooo:paragraph-rsid="001e72af" style:font-size-asian="5.25pt" style:font-size-complex="6pt"/>
    </style:style>
    <style:style style:name="T1" style:family="text">
      <style:text-properties officeooo:rsid="00218f65"/>
    </style:style>
    <style:style style:name="T2" style:family="text">
      <style:text-properties officeooo:rsid="0027f7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leau4" table:style-name="Tableau4">
        <table:table-column table:style-name="Tableau4.A"/>
        <table:table-column table:style-name="Tableau4.B"/>
        <table:table-row table:style-name="TableLine2279500498336">
          <table:table-cell table:style-name="Tableau4.A1" office:value-type="string">
            <text:p text:style-name="P6">LOGO ORGANISATION</text:p>
          </table:table-cell>
          <table:table-cell table:style-name="Tableau4.B1" office:value-type="string">
            <text:p text:style-name="P2">LETTRE DE MISSION</text:p>
          </table:table-cell>
        </table:table-row>
      </table:table>
      <text:p text:style-name="P4"/>
      <table:table table:name="Tableau1" table:style-name="Tableau1">
        <table:table-column table:style-name="Tableau1.A"/>
        <table:table-row table:style-name="TableLine2279500504320">
          <table:table-cell table:style-name="Tableau1.A1" office:value-type="string">
            <text:p text:style-name="P1">NOM DU PROJET : « NOM »</text:p>
          </table:table-cell>
        </table:table-row>
      </table:table>
      <table:table table:name="Tableau2" table:style-name="Tableau2">
        <table:table-column table:style-name="Tableau2.A"/>
        <table:table-column table:style-name="Tableau2.B"/>
        <table:table-row table:style-name="TableLine2279500503504">
          <table:table-cell table:style-name="Tableau2.A1" office:value-type="string">
            <text:p text:style-name="P5">DE : Comité de pilotage Projet</text:p>
          </table:table-cell>
          <table:table-cell table:style-name="Tableau2.B1" office:value-type="string">
            <text:p text:style-name="P5">A : Équipe projet</text:p>
          </table:table-cell>
        </table:table-row>
      </table:table>
      <table:table table:name="Tableau3" table:style-name="Tableau3">
        <table:table-column table:style-name="Tableau3.A"/>
        <table:table-column table:style-name="Tableau3.B"/>
        <table:table-row table:style-name="TableLine2279500508672">
          <table:table-cell table:style-name="Tableau3.A1" office:value-type="string">
            <text:p text:style-name="P6">Date : </text:p>
            <text:p text:style-name="P6">Réf :</text:p>
          </table:table-cell>
          <table:table-cell table:style-name="Tableau3.B1" office:value-type="string">
            <text:p text:style-name="P5">Copie : membres du Comité de pilotage + membres de l’équipe projet</text:p>
          </table:table-cell>
        </table:table-row>
      </table:table>
      <text:p text:style-name="P4"/>
      <text:p text:style-name="P15"/>
      <text:p text:style-name="P10">Madame, Monsieur,</text:p>
      <text:p text:style-name="P10"/>
      <text:p text:style-name="P11">Cette présente lettre de mission officialise le lancement d<text:span text:style-name="T2">e la mission suivante :</text:span></text:p>
      <text:p text:style-name="P11"/>
      <text:p text:style-name="P11"><text:span text:style-name="T2">MISSION : </text:span></text:p>
      <text:p text:style-name="P10"/>
      <text:p text:style-name="P12">RESPONSABILITÉS :</text:p>
      <text:p text:style-name="P12"/>
      <text:p text:style-name="P10">Dans le cadre de projet, une équipe projet est crée et sera composée de représentants de la « R&amp;D », des « Achats », des « Ventes », des « RH »…</text:p>
      <text:p text:style-name="P10"/>
      <text:p text:style-name="P10">M. / Mme __________________________________ est nommé chef de projet. A cette fin, il est responsable de l’atteinte des objectifs en termes de résultats, coûts, délais. Il lui appartient de définir les ressources internes et externes nécessaires au bon achèvement du projet. Il concevra une communication adaptée et rapportera au comité de pilotage.</text:p>
      <text:p text:style-name="P10"/>
      <text:p text:style-name="P10">Le suivi et le contrôle du projet sont assurés par le Comité de pilotage.</text:p>
      <text:p text:style-name="P10"/>
      <text:p text:style-name="P10">Les premières missions consistent à :</text:p>
      <text:p text:style-name="P10"/>
      <text:p text:style-name="P13">1ère étape :</text:p>
      <text:p text:style-name="P13"/>
      <text:p text:style-name="P13">Le chef de projet est chargé d’établir la charte de projet.</text:p>
      <text:p text:style-name="P13">La validation de la charte par le comité de pilotage aura lieu le ____________, en présence de l’équipe projet.</text:p>
      <text:p text:style-name="P13"/>
      <text:p text:style-name="P13">RÔLE :</text:p>
      <text:p text:style-name="P17"/>
      <text:p text:style-name="P13">Le rôle du chef de projet inclut :</text:p>
      <text:p text:style-name="P13"/>
      <text:p text:style-name="P13"><text:tab/>- la conduite de l’équipe projet : il a autorité fonctionnelle sur l’équipe projet.</text:p>
      <text:p text:style-name="P13"><text:tab/>- le respect du budget alloué au projet</text:p>
      <text:p text:style-name="P13"><text:tab/>- Accès aux dirigeants du Groupe, en coordination avec les managers concernés</text:p>
      <text:p text:style-name="P13"><text:tab/>- Obtention des données techniques, financières et commerciales nécessaires pour la <text:tab/>réalisation effective du proj<text:span text:style-name="T1">et.</text:span></text:p>
      <text:p text:style-name="P13"/>
      <text:p text:style-name="P3">AUTORISATIONS ET SIGNATURES</text:p>
      <text:p text:style-name="P16"/>
      <table:table table:name="Tableau5" table:style-name="Tableau5">
        <table:table-column table:style-name="Tableau5.A"/>
        <table:table-column table:style-name="Tableau5.B"/>
        <table:table-row table:style-name="TableLine2279500507856">
          <table:table-cell table:style-name="Tableau5.A1" office:value-type="string">
            <text:p text:style-name="P8">Nom du Directeur du Comité de pilotage</text:p>
          </table:table-cell>
          <table:table-cell table:style-name="Tableau5.B1" office:value-type="string">
            <text:p text:style-name="P8">Signature</text:p>
          </table:table-cell>
        </table:table-row>
        <table:table-row table:style-name="TableLine2279500502144">
          <table:table-cell table:style-name="Tableau5.A2" office:value-type="string">
            <text:p text:style-name="P7"/>
            <text:p text:style-name="P7"/>
            <text:p text:style-name="P7"/>
            <text:p text:style-name="P7"/>
          </table:table-cell>
          <table:table-cell table:style-name="Tableau5.B2" office:value-type="string">
            <text:p text:style-name="P7"/>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14:30:16.200000000</meta:creation-date>
    <dc:date>2022-06-16T09:45:14.066000000</dc:date>
    <meta:editing-duration>PT16M29S</meta:editing-duration>
    <meta:editing-cycles>11</meta:editing-cycles>
    <meta:generator>LibreOffice/7.0.3.1$Windows_X86_64 LibreOffice_project/d7547858d014d4cf69878db179d326fc3483e082</meta:generator>
    <meta:document-statistic meta:table-count="5" meta:image-count="0" meta:object-count="0" meta:page-count="1" meta:paragraph-count="28" meta:word-count="264" meta:character-count="1527" meta:non-whitespace-character-count="1284"/>
  </office:meta>
</office:document-meta>
</file>